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ize="10pt" fo:font-weight="normal"/>
    </style:style>
    <style:style style:name="P4" style:family="paragraph" style:parent-style-name="Standard">
      <style:paragraph-properties fo:text-align="start" style:justify-single-word="false"/>
      <style:text-properties fo:font-size="10pt" fo:font-style="italic" fo:font-weight="normal"/>
    </style:style>
    <style:style style:name="P5" style:family="paragraph" style:parent-style-name="Standard">
      <style:paragraph-properties fo:text-align="start" style:justify-single-word="false"/>
      <style:text-properties fo:font-size="10pt" fo:font-style="normal" fo:font-weight="normal"/>
    </style:style>
    <style:style style:name="P6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3.302in"/>
        </style:tab-stops>
      </style:paragraph-properties>
      <style:text-properties fo:font-size="10pt" fo:font-style="normal" fo:font-weight="bold" officeooo:paragraph-rsid="00085cc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pt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0pt" fo:font-style="normal" fo:font-weight="bold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0pt" fo:font-style="normal" fo:font-weight="bold" officeooo:paragraph-rsid="000ad0d0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style="normal" fo:font-weight="bold" officeooo:paragraph-rsid="000cfc7a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0pt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paragraph-rsid="000ad0d0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paragraph-rsid="000ad0d0" style:font-size-asian="12pt" style:font-size-complex="12pt"/>
    </style:style>
    <style:style style:name="T1" style:family="text">
      <style:text-properties fo:font-style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PCodecPool</text:p>
      <text:p text:style-name="P1">Control Protocol</text:p>
      <text:p text:style-name="P2"/>
      <text:p text:style-name="P14">OVERVIEW</text:p>
      <text:p text:style-name="P3">Codec to console port mappings for the LPCodecPoolLP application can be controlled by means of this protocol. <text:s/>Commands to the application are passed by means of a TCP SOCK_STREAM connection</text:p>
      <text:p text:style-name="P3">to TCP port 50935 on the host server.</text:p>
      <text:p text:style-name="P3"/>
      <text:p text:style-name="P3">Commands have the following general syntax:</text:p>
      <text:p text:style-name="P3"/>
      <text:p text:style-name="P3"><text:tab/>&lt;cmd-code&gt; [&lt;arg&gt;] [...]!</text:p>
      <text:p text:style-name="P4">where:</text:p>
      <text:p text:style-name="P5"><text:tab/>&lt;cmd-code&gt;<text:tab/>A two letter command code, describing the generic action to be performed</text:p>
      <text:p text:style-name="P3"/>
      <text:p text:style-name="P3"><text:span text:style-name="T1"><text:tab/></text:span> &lt;arg&gt;<text:tab/><text:tab/>Zero or more arguments, delimited by spaces or, if the last argument, by !</text:p>
      <text:p text:style-name="P3"><text:tab/><text:tab/><text:tab/>(see below).</text:p>
      <text:p text:style-name="P3"/>
      <text:p text:style-name="P3"><text:tab/>!<text:tab/><text:tab/>The ASCII character <text:s/>33, indicating the end of the command sequence.</text:p>
      <text:p text:style-name="P3"/>
      <text:p text:style-name="P3">Unless otherwise specified, the engine will echo back the command with a + or - before the !, to indicate the success or failure of the command execution.</text:p>
      <text:p text:style-name="P10"/>
      <text:p text:style-name="P12">CONNECTION MANAGEMENT</text:p>
      <text:p text:style-name="P11"/>
      <text:p text:style-name="P11">PASSWORD</text:p>
      <text:p text:style-name="P3"><text:tab/><text:span text:style-name="T2">PW</text:span> &lt;password&gt;<text:span text:style-name="T2">!</text:span></text:p>
      <text:p text:style-name="P3"/>
      <text:p text:style-name="P3">Pass a password to the server for authentication.</text:p>
      <text:p text:style-name="P3"/>
      <text:p text:style-name="P4">where:</text:p>
      <text:p text:style-name="P5"><text:tab/>&lt;password&gt;<text:tab/>A password to be supplied before granting the client access.</text:p>
      <text:p text:style-name="P5"/>
      <text:p text:style-name="P5">Returns:<text:tab/>PW +! to indicate success</text:p>
      <text:p text:style-name="P5"><text:tab/>PW -! to indicate failure</text:p>
      <text:p text:style-name="P9"/>
      <text:p text:style-name="P9"/>
      <text:p text:style-name="P13"><text:span text:style-name="T4">DROP CONNECTION</text:span> </text:p>
      <text:p text:style-name="P3"><text:tab/><text:span text:style-name="T2">DC!</text:span></text:p>
      <text:p text:style-name="P3"/>
      <text:p text:style-name="P3">Drop the TCP connection and end the session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/>
      <text:p text:style-name="P12"><text:soft-page-break/>CONFIGURATION DISCOVERY</text:p>
      <text:p text:style-name="P11"/>
      <text:p text:style-name="P11">PASSWORD</text:p>
      <text:p text:style-name="P3"><text:tab/><text:span text:style-name="T3">GC!</text:span></text:p>
      <text:p text:style-name="P3"/>
      <text:p text:style-name="P3">Request configuration.</text:p>
      <text:p text:style-name="P6"/>
      <text:p text:style-name="P6">System responds with the following set of updates:</text:p>
      <text:p text:style-name="P6"/>
      <text:p text:style-name="P7">GC S<text:span text:style-name="T5"> &lt;codec-quan&gt; &lt;port-quan&gt; &lt;room-name&gt;</text:span>!</text:p>
      <text:p text:style-name="P6"/>
      <text:p text:style-name="P7">GC<text:span text:style-name="T5"> </text:span>O<text:span text:style-name="T5"> &lt;codec-num&gt; &lt;name&gt;</text:span>!</text:p>
      <text:p text:style-name="P6"/>
      <text:p text:style-name="P17">GC C<text:span text:style-name="T5"> &lt;codec_num&gt; &lt;config_cmd&gt;</text:span>!</text:p>
      <text:p text:style-name="P6"/>
      <text:p text:style-name="P8">GC B<text:span text:style-name="T5"> &lt;codec-num&gt; &lt;busy-status&gt;</text:span>!</text:p>
      <text:p text:style-name="P6"/>
      <text:p text:style-name="P7">GC<text:span text:style-name="T5"> </text:span>I<text:span text:style-name="T5"> &lt;port-num&gt; &lt;name&gt;</text:span>!</text:p>
      <text:p text:style-name="P7"/>
      <text:p text:style-name="P7">GC!</text:p>
      <text:p text:style-name="P7"/>
      <text:p text:style-name="P7"/>
      <text:p text:style-name="P12">CODEC CONTROL</text:p>
      <text:p text:style-name="P7"/>
      <text:p text:style-name="P11">SWITCH CODEC</text:p>
      <text:p text:style-name="P3"><text:tab/><text:span text:style-name="T3">SX</text:span><text:span text:style-name="T6"> &lt;codec-num&gt; &lt;port-num&gt;</text:span><text:span text:style-name="T3">!</text:span></text:p>
      <text:p text:style-name="P3"/>
      <text:p text:style-name="P3">Request that the specified codec be switched to the specified port. <text:s/>If successful, the system will respoond with:</text:p>
      <text:p text:style-name="P3"/>
      <text:p text:style-name="P3"><text:tab/><text:span text:style-name="T3">SX</text:span><text:span text:style-name="T6"> &lt;codec-num&gt; &lt;port-num&gt;</text:span><text:span text:style-name="T3">!</text:span></text:p>
      <text:p text:style-name="P3"/>
      <text:p text:style-name="P7"/>
      <text:p text:style-name="P7"/>
      <text:p text:style-name="P20">DISPLAY MESSAGE (receive only)</text:p>
      <text:p text:style-name="P19"><text:tab/><text:span text:style-name="T3">MB</text:span><text:span text:style-name="T6"> &lt;msg&gt;</text:span><text:span text:style-name="T3">!</text:span></text:p>
      <text:p text:style-name="P19"/>
      <text:p text:style-name="P19">Display the message &lt;msg&gt;.</text:p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style:font-name="Times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initial-creator>Fred Gleason</meta:initial-creator>
    <meta:creation-date>2002-04-11T12:41:06</meta:creation-date>
    <dc:creator>Fred Gleason</dc:creator>
    <dc:date>2014-05-01T14:59:35</dc:date>
    <meta:printed-by>Fred Gleason</meta:printed-by>
    <meta:print-date>2002-08-19T16:59:29</meta:print-date>
    <meta:editing-cycles>143</meta:editing-cycles>
    <meta:editing-duration>P17DT12H40M49S</meta:editing-duration>
    <meta:document-statistic meta:table-count="0" meta:image-count="0" meta:object-count="0" meta:page-count="2" meta:paragraph-count="43" meta:word-count="243" meta:character-count="1559" meta:non-whitespace-character-count="1337"/>
    <meta:user-defined meta:name="Info 0"/>
    <meta:user-defined meta:name="Info 1"/>
    <meta:user-defined meta:name="Info 2"/>
    <meta:user-defined meta:name="Info 3"/>
  </office:meta>
</office:document-meta>
</file>